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P26" style:parent-style-name="Normal" style:list-style-name="LFO2" style:family="paragraph"/>
    <style:style style:name="P27" style:parent-style-name="Normal" style:list-style-name="LFO2" style:family="paragraph"/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P39" style:parent-style-name="Normal" style:list-style-name="LFO3" style:family="paragraph"/>
    <style:style style:name="P40" style:parent-style-name="Normal" style:list-style-name="LFO3" style:family="paragraph"/>
    <style:style style:name="P41" style:parent-style-name="Normal" style:list-style-name="LFO3" style:family="paragraph"/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4" style:family="paragraph"/>
    <style:style style:name="P44" style:parent-style-name="Normal" style:list-style-name="LFO4" style:family="paragraph"/>
    <style:style style:name="P45" style:parent-style-name="Normal" style:list-style-name="LFO4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5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5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list-style-name="LFO6" style:family="paragraph"/>
    <style:style style:name="P62" style:parent-style-name="Normal" style:list-style-name="LFO6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list-style-name="LFO7" style:family="paragraph"/>
    <style:style style:name="P67" style:parent-style-name="Normal" style:list-style-name="LFO7" style:family="paragraph"/>
    <style:style style:name="P68" style:parent-style-name="Normal" style:list-style-name="LFO7" style:family="paragraph"/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list-style-name="LFO8" style:family="paragraph"/>
    <style:style style:name="P71" style:parent-style-name="Normal" style:list-style-name="LFO8" style:family="paragraph"/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9" style:family="paragraph"/>
    <style:style style:name="P79" style:parent-style-name="Normal" style:list-style-name="LFO9" style:family="paragraph"/>
    <style:style style:name="P80" style:parent-style-name="Normal" style:list-style-name="LFO9" style:family="paragraph"/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list-style-name="LFO10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10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11" style:family="paragraph"/>
    <style:style style:name="P88" style:parent-style-name="Normal" style:list-style-name="LFO11" style:family="paragraph"/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list-style-name="LFO12" style:family="paragraph"/>
    <style:style style:name="P97" style:parent-style-name="Normal" style:list-style-name="LFO12" style:family="paragraph"/>
    <style:style style:name="P98" style:parent-style-name="Normal" style:list-style-name="LFO12" style:family="paragraph"/>
    <style:style style:name="P99" style:parent-style-name="Normal" style:list-style-name="LFO12" style:family="paragraph"/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list-style-name="LFO13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13" style:family="paragraph"/>
    <style:style style:name="P104" style:parent-style-name="Normal" style:list-style-name="LFO13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list-style-name="LFO14" style:family="paragraph"/>
    <style:style style:name="P108" style:parent-style-name="Normal" style:list-style-name="LFO14" style:family="paragraph"/>
    <style:style style:name="P109" style:parent-style-name="Normal" style:list-style-name="LFO14" style:family="paragraph"/>
    <style:style style:name="P110" style:parent-style-name="Normal" style:list-style-name="LFO14" style:family="paragraph"/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list-style-name="LFO15" style:family="paragraph"/>
    <style:style style:name="P113" style:parent-style-name="Normal" style:list-style-name="LFO15" style:family="paragraph"/>
    <style:style style:name="P114" style:parent-style-name="Normal" style:list-style-name="LFO15" style:family="paragraph"/>
    <style:style style:name="P115" style:parent-style-name="Normal" style:list-style-name="LFO15" style:family="paragraph"/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list-style-name="LFO16" style:family="paragraph"/>
    <style:style style:name="P124" style:parent-style-name="Normal" style:list-style-name="LFO16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list-style-name="LFO16" style:family="paragraph"/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list-style-name="LFO17" style:family="paragraph"/>
    <style:style style:name="P130" style:parent-style-name="Normal" style:list-style-name="LFO17" style:family="paragraph"/>
    <style:style style:name="P131" style:parent-style-name="Normal" style:list-style-name="LFO17" style:family="paragraph"/>
    <style:style style:name="P132" style:parent-style-name="Normal" style:family="paragraph">
      <style:text-properties fo:font-weight="bold" style:font-weight-asian="bold" style:font-weight-complex="bold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DAA unit 05<text:s/></text:p>
      <text:p text:style-name="Normal"/>
      <text:p text:style-name="P2">UNIT 5 – ADVANCED TOPICS (10 MARKS Q&amp;A)</text:p>
      <text:p text:style-name="Normal"><draw:custom-shape svg:x="0in" svg:y="0in" svg:width="45.51042in" svg:height="0.00139in" draw:z-index="0" draw:id="id0" draw:style-name="a0" draw:name="Horizontal Line 212" text:anchor-type="as-char"><svg:title/><svg:desc/><draw:enhanced-geometry draw:type="non-primitive" svg:viewBox="0 0 21600 21600" draw:enhanced-path="M 0 0 L 21600 0 21600 21600 0 21600 Z N"/></draw:custom-shape></text:p>
      <text:p text:style-name="P3">Q1. Explain Approximation Algorithms. Why are they needed? Discuss approximation ratio with example.</text:p>
      <text:p text:style-name="P4">Answer:</text:p>
      <text:p text:style-name="P5">Approximation Algorithms</text:p>
      <text:p text:style-name="Normal">Approximation algorithms are<text:s/><text:span text:style-name="T6">polynomial-time algorithms</text:span><text:s/>used to find<text:s/><text:span text:style-name="T7">near-optimal solutions</text:span><text:s/>for<text:s/><text:span text:style-name="T8">NP-Hard optimization problems</text:span>, where finding an exact solution is computationally infeasible.</text:p>
      <text:p text:style-name="Normal">These algorithms do<text:s/><text:span text:style-name="T9">not guarantee the optimal solution</text:span>, but they guarantee a solution<text:s/><text:span text:style-name="T10">within a known bound</text:span><text:s/>of the optimal answer.</text:p>
      <text:p text:style-name="Normal"><draw:custom-shape svg:x="0in" svg:y="0in" svg:width="45.51042in" svg:height="0.00139in" draw:z-index="0" draw:id="id1" draw:style-name="a1" draw:name="Horizontal Line 213" text:anchor-type="as-char"><svg:title/><svg:desc/><draw:enhanced-geometry draw:type="non-primitive" svg:viewBox="0 0 21600 21600" draw:enhanced-path="M 0 0 L 21600 0 21600 21600 0 21600 Z N"/></draw:custom-shape></text:p>
      <text:p text:style-name="P11">Why Approximation Algorithms are Needed</text:p>
      <text:list text:style-name="LFO1" text:continue-numbering="true">
        <text:list-item>
          <text:p text:style-name="P12">Many problems like<text:s/><text:span text:style-name="T13">Vertex Cover, Traveling Salesman Problem, Set Cover</text:span><text:s/>are<text:s/><text:span text:style-name="T14">NP-Hard</text:span></text:p>
        </text:list-item>
        <text:list-item>
          <text:p text:style-name="P15">Exact algorithms take<text:s/><text:span text:style-name="T16">exponential time</text:span></text:p>
        </text:list-item>
        <text:list-item>
          <text:p text:style-name="P17">Approximation algorithms give<text:s/><text:span text:style-name="T18">good solutions quickly</text:span></text:p>
        </text:list-item>
        <text:list-item>
          <text:p text:style-name="P19">Useful in<text:s/><text:span text:style-name="T20">real-world applications</text:span><text:s/>where speed matters more than perfection</text:p>
        </text:list-item>
      </text:list>
      <text:p text:style-name="Normal"><draw:custom-shape svg:x="0in" svg:y="0in" svg:width="45.51042in" svg:height="0.00139in" draw:z-index="0" draw:id="id2" draw:style-name="a2" draw:name="Horizontal Line 214" text:anchor-type="as-char"><svg:title/><svg:desc/><draw:enhanced-geometry draw:type="non-primitive" svg:viewBox="0 0 21600 21600" draw:enhanced-path="M 0 0 L 21600 0 21600 21600 0 21600 Z N"/></draw:custom-shape></text:p>
      <text:p text:style-name="P21">Approximation Ratio</text:p>
      <text:p text:style-name="Normal">The approximation ratio measures how close the algorithm’s solution is to the optimal solution.</text:p>
      <text:p text:style-name="Normal">For a<text:s/><text:span text:style-name="T22">minimization problem</text:span>:<text:line-break/>[<text:line-break/>\text{Approximation Ratio} = \frac{Cost(Approx)}{Cost(Optimal)}<text:line-break/>]</text:p>
      <text:p text:style-name="Normal">For a<text:s/><text:span text:style-name="T23">maximization problem</text:span>:<text:line-break/>[<text:line-break/>\text{Approximation Ratio} = \frac{Cost(Optimal)}{Cost(Approx)}<text:line-break/>]</text:p>
      <text:p text:style-name="Normal"><draw:custom-shape svg:x="0in" svg:y="0in" svg:width="45.51042in" svg:height="0.00139in" draw:z-index="0" draw:id="id3" draw:style-name="a3" draw:name="Horizontal Line 215" text:anchor-type="as-char"><svg:title/><svg:desc/><draw:enhanced-geometry draw:type="non-primitive" svg:viewBox="0 0 21600 21600" draw:enhanced-path="M 0 0 L 21600 0 21600 21600 0 21600 Z N"/></draw:custom-shape></text:p>
      <text:p text:style-name="P24">Example: Vertex Cover (2-Approximation)</text:p>
      <text:list text:style-name="LFO2" text:continue-numbering="true">
        <text:list-item>
          <text:p text:style-name="P25">Select an edge</text:p>
        </text:list-item>
        <text:list-item>
          <text:p text:style-name="P26">Include both endpoints in the vertex cover</text:p>
        </text:list-item>
        <text:list-item>
          <text:p text:style-name="P27">Remove all covered edges</text:p>
        </text:list-item>
        <text:list-item>
          <text:p text:style-name="P28">Repeat</text:p>
        </text:list-item>
      </text:list>
      <text:p text:style-name="Normal">This algorithm guarantees a solution<text:s/><text:span text:style-name="T29">at most twice the optimal size</text:span>.</text:p>
      <text:p text:style-name="Normal"><draw:custom-shape svg:x="0in" svg:y="0in" svg:width="45.51042in" svg:height="0.00139in" draw:z-index="0" draw:id="id4" draw:style-name="a4" draw:name="Horizontal Line 216" text:anchor-type="as-char"><svg:title/><svg:desc/><draw:enhanced-geometry draw:type="non-primitive" svg:viewBox="0 0 21600 21600" draw:enhanced-path="M 0 0 L 21600 0 21600 21600 0 21600 Z N"/></draw:custom-shape></text:p>
      <text:p text:style-name="P30">Conclusion</text:p>
      <text:p text:style-name="Normal">Approximation algorithms provide efficient and reliable solutions for complex problems where exact solutions are impractical.</text:p>
      <text:p text:style-name="Normal"><draw:custom-shape svg:x="0in" svg:y="0in" svg:width="45.51042in" svg:height="0.00139in" draw:z-index="0" draw:id="id5" draw:style-name="a5" draw:name="Horizontal Line 217" text:anchor-type="as-char"><svg:title/><svg:desc/><draw:enhanced-geometry draw:type="non-primitive" svg:viewBox="0 0 21600 21600" draw:enhanced-path="M 0 0 L 21600 0 21600 21600 0 21600 Z N"/></draw:custom-shape></text:p>
      <text:p text:style-name="P31">Q2. Explain the Vertex Cover Approximation Algorithm with example and complexity.</text:p>
      <text:p text:style-name="P32">Answer:</text:p>
      <text:p text:style-name="P33">Vertex Cover Problem</text:p>
      <text:p text:style-name="Normal">Given a graph (G(V, E)), a<text:s/><text:span text:style-name="T34">vertex cover</text:span><text:s/>is a set of vertices such that<text:s/><text:span text:style-name="T35">every edge has at least one endpoint in the set</text:span>.</text:p>
      <text:p text:style-name="Normal"><draw:custom-shape svg:x="0in" svg:y="0in" svg:width="45.51042in" svg:height="0.00139in" draw:z-index="0" draw:id="id6" draw:style-name="a6" draw:name="Horizontal Line 218" text:anchor-type="as-char"><svg:title/><svg:desc/><draw:enhanced-geometry draw:type="non-primitive" svg:viewBox="0 0 21600 21600" draw:enhanced-path="M 0 0 L 21600 0 21600 21600 0 21600 Z N"/></draw:custom-shape></text:p>
      <text:p text:style-name="P36">Approximation Algorithm (2-Approximation)</text:p>
      <text:p text:style-name="Normal"><text:span text:style-name="T37">Steps:</text:span></text:p>
      <text:list text:style-name="LFO3" text:continue-numbering="true">
        <text:list-item>
          <text:p text:style-name="P38">Pick any edge ((u, v))</text:p>
        </text:list-item>
        <text:list-item>
          <text:p text:style-name="P39">Add both (u) and (v) to the vertex cover</text:p>
        </text:list-item>
        <text:list-item>
          <text:p text:style-name="P40">Remove all edges incident to (u) or (v)</text:p>
        </text:list-item>
        <text:list-item>
          <text:p text:style-name="P41">Repeat until no edges remain</text:p>
        </text:list-item>
      </text:list>
      <text:p text:style-name="Normal"><draw:custom-shape svg:x="0in" svg:y="0in" svg:width="45.51042in" svg:height="0.00139in" draw:z-index="0" draw:id="id7" draw:style-name="a7" draw:name="Horizontal Line 219" text:anchor-type="as-char"><svg:title/><svg:desc/><draw:enhanced-geometry draw:type="non-primitive" svg:viewBox="0 0 21600 21600" draw:enhanced-path="M 0 0 L 21600 0 21600 21600 0 21600 Z N"/></draw:custom-shape></text:p>
      <text:p text:style-name="P42">Approximation Guarantee</text:p>
      <text:list text:style-name="LFO4" text:continue-numbering="true">
        <text:list-item>
          <text:p text:style-name="P43">If optimal cover has (k) vertices</text:p>
        </text:list-item>
        <text:list-item>
          <text:p text:style-name="P44">Algorithm produces at most (2k) vertices</text:p>
        </text:list-item>
        <text:list-item>
          <text:p text:style-name="P45">Hence,<text:s/><text:span text:style-name="T46">approximation ratio = 2</text:span></text:p>
        </text:list-item>
      </text:list>
      <text:p text:style-name="Normal"><draw:custom-shape svg:x="0in" svg:y="0in" svg:width="45.51042in" svg:height="0.00139in" draw:z-index="0" draw:id="id8" draw:style-name="a8" draw:name="Horizontal Line 220" text:anchor-type="as-char"><svg:title/><svg:desc/><draw:enhanced-geometry draw:type="non-primitive" svg:viewBox="0 0 21600 21600" draw:enhanced-path="M 0 0 L 21600 0 21600 21600 0 21600 Z N"/></draw:custom-shape></text:p>
      <text:p text:style-name="P47">Example</text:p>
      <text:p text:style-name="Normal">For graph edges:<text:line-break/>(1,2), (2,3), (3,4)</text:p>
      <text:p text:style-name="Normal">Selected edges → add both endpoints → vertex cover size ≤ 2 × optimal</text:p>
      <text:p text:style-name="Normal"><draw:custom-shape svg:x="0in" svg:y="0in" svg:width="45.51042in" svg:height="0.00139in" draw:z-index="0" draw:id="id9" draw:style-name="a9" draw:name="Horizontal Line 221" text:anchor-type="as-char"><svg:title/><svg:desc/><draw:enhanced-geometry draw:type="non-primitive" svg:viewBox="0 0 21600 21600" draw:enhanced-path="M 0 0 L 21600 0 21600 21600 0 21600 Z N"/></draw:custom-shape></text:p>
      <text:p text:style-name="P48">Time Complexity</text:p>
      <text:p text:style-name="Normal">[<text:line-break/>O(E)<text:line-break/>]</text:p>
      <text:p text:style-name="Normal"><draw:custom-shape svg:x="0in" svg:y="0in" svg:width="45.51042in" svg:height="0.00139in" draw:z-index="0" draw:id="id10" draw:style-name="a10" draw:name="Horizontal Line 222" text:anchor-type="as-char"><svg:title/><svg:desc/><draw:enhanced-geometry draw:type="non-primitive" svg:viewBox="0 0 21600 21600" draw:enhanced-path="M 0 0 L 21600 0 21600 21600 0 21600 Z N"/></draw:custom-shape></text:p>
      <text:p text:style-name="P49">Conclusion</text:p>
      <text:p text:style-name="Normal">Vertex Cover approximation provides a fast and effective solution with guaranteed bounds.</text:p>
      <text:p text:style-name="Normal"><draw:custom-shape svg:x="0in" svg:y="0in" svg:width="45.51042in" svg:height="0.00139in" draw:z-index="0" draw:id="id11" draw:style-name="a11" draw:name="Horizontal Line 223" text:anchor-type="as-char"><svg:title/><svg:desc/><draw:enhanced-geometry draw:type="non-primitive" svg:viewBox="0 0 21600 21600" draw:enhanced-path="M 0 0 L 21600 0 21600 21600 0 21600 Z N"/></draw:custom-shape></text:p>
      <text:p text:style-name="P50">Q3. What are Randomized Algorithms? Explain types with example.</text:p>
      <text:p text:style-name="P51">Answer:</text:p>
      <text:p text:style-name="P52">Randomized Algorithms</text:p>
      <text:p text:style-name="Normal">Randomized algorithms use<text:s/><text:span text:style-name="T53">random numbers</text:span><text:s/>during execution to make decisions.</text:p>
      <text:p text:style-name="Normal">Their behavior and output may differ for the same input.</text:p>
      <text:p text:style-name="Normal"><draw:custom-shape svg:x="0in" svg:y="0in" svg:width="45.51042in" svg:height="0.00139in" draw:z-index="0" draw:id="id12" draw:style-name="a12" draw:name="Horizontal Line 224" text:anchor-type="as-char"><svg:title/><svg:desc/><draw:enhanced-geometry draw:type="non-primitive" svg:viewBox="0 0 21600 21600" draw:enhanced-path="M 0 0 L 21600 0 21600 21600 0 21600 Z N"/></draw:custom-shape></text:p>
      <text:p text:style-name="P54">Types of Randomized Algorithms</text:p>
      <text:p text:style-name="P55">1. Las Vegas Algorithms</text:p>
      <text:list text:style-name="LFO5" text:continue-numbering="true">
        <text:list-item>
          <text:p text:style-name="P56">Always give<text:s/><text:span text:style-name="T57">correct output</text:span></text:p>
        </text:list-item>
        <text:list-item>
          <text:p text:style-name="P58">Runtime is random</text:p>
        </text:list-item>
      </text:list>
      <text:p text:style-name="Normal"><text:span text:style-name="T59">Example:</text:span><text:s/>Randomized QuickSort</text:p>
      <text:p text:style-name="Normal"><draw:custom-shape svg:x="0in" svg:y="0in" svg:width="45.51042in" svg:height="0.00139in" draw:z-index="0" draw:id="id13" draw:style-name="a13" draw:name="Horizontal Line 225" text:anchor-type="as-char"><svg:title/><svg:desc/><draw:enhanced-geometry draw:type="non-primitive" svg:viewBox="0 0 21600 21600" draw:enhanced-path="M 0 0 L 21600 0 21600 21600 0 21600 Z N"/></draw:custom-shape></text:p>
      <text:p text:style-name="P60">2. Monte Carlo Algorithms</text:p>
      <text:list text:style-name="LFO6" text:continue-numbering="true">
        <text:list-item>
          <text:p text:style-name="P61">Fixed runtime</text:p>
        </text:list-item>
        <text:list-item>
          <text:p text:style-name="P62">Probability of<text:s/><text:span text:style-name="T63">incorrect result</text:span></text:p>
        </text:list-item>
      </text:list>
      <text:p text:style-name="Normal"><text:span text:style-name="T64">Example:</text:span><text:s/>Primality testing</text:p>
      <text:p text:style-name="Normal"><draw:custom-shape svg:x="0in" svg:y="0in" svg:width="45.51042in" svg:height="0.00139in" draw:z-index="0" draw:id="id14" draw:style-name="a14" draw:name="Horizontal Line 226" text:anchor-type="as-char"><svg:title/><svg:desc/><draw:enhanced-geometry draw:type="non-primitive" svg:viewBox="0 0 21600 21600" draw:enhanced-path="M 0 0 L 21600 0 21600 21600 0 21600 Z N"/></draw:custom-shape></text:p>
      <text:p text:style-name="P65">Advantages</text:p>
      <text:list text:style-name="LFO7" text:continue-numbering="true">
        <text:list-item>
          <text:p text:style-name="P66">Simpler design</text:p>
        </text:list-item>
        <text:list-item>
          <text:p text:style-name="P67">Faster on average</text:p>
        </text:list-item>
        <text:list-item>
          <text:p text:style-name="P68">Avoids worst-case scenarios</text:p>
        </text:list-item>
      </text:list>
      <text:p text:style-name="Normal"><draw:custom-shape svg:x="0in" svg:y="0in" svg:width="45.51042in" svg:height="0.00139in" draw:z-index="0" draw:id="id15" draw:style-name="a15" draw:name="Horizontal Line 227" text:anchor-type="as-char"><svg:title/><svg:desc/><draw:enhanced-geometry draw:type="non-primitive" svg:viewBox="0 0 21600 21600" draw:enhanced-path="M 0 0 L 21600 0 21600 21600 0 21600 Z N"/></draw:custom-shape></text:p>
      <text:p text:style-name="P69">Disadvantages</text:p>
      <text:list text:style-name="LFO8" text:continue-numbering="true">
        <text:list-item>
          <text:p text:style-name="P70">Results may vary</text:p>
        </text:list-item>
        <text:list-item>
          <text:p text:style-name="P71">Small chance of incorrect output (Monte Carlo)</text:p>
        </text:list-item>
      </text:list>
      <text:p text:style-name="Normal"><draw:custom-shape svg:x="0in" svg:y="0in" svg:width="45.51042in" svg:height="0.00139in" draw:z-index="0" draw:id="id16" draw:style-name="a16" draw:name="Horizontal Line 228" text:anchor-type="as-char"><svg:title/><svg:desc/><draw:enhanced-geometry draw:type="non-primitive" svg:viewBox="0 0 21600 21600" draw:enhanced-path="M 0 0 L 21600 0 21600 21600 0 21600 Z N"/></draw:custom-shape></text:p>
      <text:p text:style-name="P72">Conclusion</text:p>
      <text:p text:style-name="Normal">Randomized algorithms are powerful tools for efficient problem solving in large datasets.</text:p>
      <text:p text:style-name="Normal"><draw:custom-shape svg:x="0in" svg:y="0in" svg:width="45.51042in" svg:height="0.00139in" draw:z-index="0" draw:id="id17" draw:style-name="a17" draw:name="Horizontal Line 229" text:anchor-type="as-char"><svg:title/><svg:desc/><draw:enhanced-geometry draw:type="non-primitive" svg:viewBox="0 0 21600 21600" draw:enhanced-path="M 0 0 L 21600 0 21600 21600 0 21600 Z N"/></draw:custom-shape></text:p>
      <text:p text:style-name="P73">Q4. Explain Randomized QuickSort Algorithm with performance analysis.</text:p>
      <text:p text:style-name="P74">Answer:</text:p>
      <text:p text:style-name="P75">Randomized QuickSort</text:p>
      <text:p text:style-name="Normal">Randomized QuickSort selects a<text:s/><text:span text:style-name="T76">random pivot</text:span><text:s/>instead of a fixed one.</text:p>
      <text:p text:style-name="Normal"><draw:custom-shape svg:x="0in" svg:y="0in" svg:width="45.51042in" svg:height="0.00139in" draw:z-index="0" draw:id="id18" draw:style-name="a18" draw:name="Horizontal Line 230" text:anchor-type="as-char"><svg:title/><svg:desc/><draw:enhanced-geometry draw:type="non-primitive" svg:viewBox="0 0 21600 21600" draw:enhanced-path="M 0 0 L 21600 0 21600 21600 0 21600 Z N"/></draw:custom-shape></text:p>
      <text:p text:style-name="P77">Algorithm Steps</text:p>
      <text:list text:style-name="LFO9" text:continue-numbering="true">
        <text:list-item>
          <text:p text:style-name="P78">Choose a random pivot</text:p>
        </text:list-item>
        <text:list-item>
          <text:p text:style-name="P79">Partition array around pivot</text:p>
        </text:list-item>
        <text:list-item>
          <text:p text:style-name="P80">Recursively sort subarrays</text:p>
        </text:list-item>
      </text:list>
      <text:p text:style-name="Normal"><draw:custom-shape svg:x="0in" svg:y="0in" svg:width="45.51042in" svg:height="0.00139in" draw:z-index="0" draw:id="id19" draw:style-name="a19" draw:name="Horizontal Line 231" text:anchor-type="as-char"><svg:title/><svg:desc/><draw:enhanced-geometry draw:type="non-primitive" svg:viewBox="0 0 21600 21600" draw:enhanced-path="M 0 0 L 21600 0 21600 21600 0 21600 Z N"/></draw:custom-shape></text:p>
      <text:p text:style-name="P81">Time Complexity</text:p>
      <text:list text:style-name="LFO10" text:continue-numbering="true">
        <text:list-item>
          <text:p text:style-name="P82"><text:span text:style-name="T83">Best &amp; Average Case:</text:span><text:s/>(O(n \log n))</text:p>
        </text:list-item>
        <text:list-item>
          <text:p text:style-name="P84"><text:span text:style-name="T85">Worst Case:</text:span><text:s/>(O(n^2)) (very rare)</text:p>
        </text:list-item>
      </text:list>
      <text:p text:style-name="Normal"><draw:custom-shape svg:x="0in" svg:y="0in" svg:width="45.51042in" svg:height="0.00139in" draw:z-index="0" draw:id="id20" draw:style-name="a20" draw:name="Horizontal Line 232" text:anchor-type="as-char"><svg:title/><svg:desc/><draw:enhanced-geometry draw:type="non-primitive" svg:viewBox="0 0 21600 21600" draw:enhanced-path="M 0 0 L 21600 0 21600 21600 0 21600 Z N"/></draw:custom-shape></text:p>
      <text:p text:style-name="P86">Advantages</text:p>
      <text:list text:style-name="LFO11" text:continue-numbering="true">
        <text:list-item>
          <text:p text:style-name="P87">Avoids worst-case input</text:p>
        </text:list-item>
        <text:list-item>
          <text:p text:style-name="P88">Better average performance than deterministic QuickSort</text:p>
        </text:list-item>
      </text:list>
      <text:p text:style-name="Normal"><draw:custom-shape svg:x="0in" svg:y="0in" svg:width="45.51042in" svg:height="0.00139in" draw:z-index="0" draw:id="id21" draw:style-name="a21" draw:name="Horizontal Line 233" text:anchor-type="as-char"><svg:title/><svg:desc/><draw:enhanced-geometry draw:type="non-primitive" svg:viewBox="0 0 21600 21600" draw:enhanced-path="M 0 0 L 21600 0 21600 21600 0 21600 Z N"/></draw:custom-shape></text:p>
      <text:p text:style-name="P89">Conclusion</text:p>
      <text:p text:style-name="Normal">Randomization improves reliability and efficiency of sorting algorithms.</text:p>
      <text:p text:style-name="Normal"><draw:custom-shape svg:x="0in" svg:y="0in" svg:width="45.51042in" svg:height="0.00139in" draw:z-index="0" draw:id="id22" draw:style-name="a22" draw:name="Horizontal Line 234" text:anchor-type="as-char"><svg:title/><svg:desc/><draw:enhanced-geometry draw:type="non-primitive" svg:viewBox="0 0 21600 21600" draw:enhanced-path="M 0 0 L 21600 0 21600 21600 0 21600 Z N"/></draw:custom-shape></text:p>
      <text:p text:style-name="P90">Q5. Explain Distributed Hash Tables (DHT). Architecture and Applications.</text:p>
      <text:p text:style-name="P91">Answer:</text:p>
      <text:p text:style-name="P92">Distributed Hash Table (DHT)</text:p>
      <text:p text:style-name="Normal">A Distributed Hash Table is a<text:s/><text:span text:style-name="T93">decentralized distributed system</text:span><text:s/>that provides a<text:s/><text:span text:style-name="T94">key-value lookup service</text:span><text:s/>across multiple nodes.</text:p>
      <text:p text:style-name="Normal">Each node is responsible for a portion of the key space.</text:p>
      <text:p text:style-name="Normal"><draw:custom-shape svg:x="0in" svg:y="0in" svg:width="45.51042in" svg:height="0.00139in" draw:z-index="0" draw:id="id23" draw:style-name="a23" draw:name="Horizontal Line 235" text:anchor-type="as-char"><svg:title/><svg:desc/><draw:enhanced-geometry draw:type="non-primitive" svg:viewBox="0 0 21600 21600" draw:enhanced-path="M 0 0 L 21600 0 21600 21600 0 21600 Z N"/></draw:custom-shape></text:p>
      <text:p text:style-name="P95">Key Features</text:p>
      <text:list text:style-name="LFO12" text:continue-numbering="true">
        <text:list-item>
          <text:p text:style-name="P96">Decentralized</text:p>
        </text:list-item>
        <text:list-item>
          <text:p text:style-name="P97">Scalable</text:p>
        </text:list-item>
        <text:list-item>
          <text:p text:style-name="P98">Fault-tolerant</text:p>
        </text:list-item>
        <text:list-item>
          <text:p text:style-name="P99">Efficient lookup</text:p>
        </text:list-item>
      </text:list>
      <text:p text:style-name="Normal"><draw:custom-shape svg:x="0in" svg:y="0in" svg:width="45.51042in" svg:height="0.00139in" draw:z-index="0" draw:id="id24" draw:style-name="a24" draw:name="Horizontal Line 236" text:anchor-type="as-char"><svg:title/><svg:desc/><draw:enhanced-geometry draw:type="non-primitive" svg:viewBox="0 0 21600 21600" draw:enhanced-path="M 0 0 L 21600 0 21600 21600 0 21600 Z N"/></draw:custom-shape></text:p>
      <text:p text:style-name="P100">Architecture</text:p>
      <text:list text:style-name="LFO13" text:continue-numbering="true">
        <text:list-item>
          <text:p text:style-name="P101">Keys and nodes are assigned identifiers using<text:s/><text:span text:style-name="T102">hash functions</text:span></text:p>
        </text:list-item>
        <text:list-item>
          <text:p text:style-name="P103">Data is distributed among nodes</text:p>
        </text:list-item>
        <text:list-item>
          <text:p text:style-name="P104">Lookup time is typically<text:s/><text:span text:style-name="T105">O(log N)</text:span></text:p>
        </text:list-item>
      </text:list>
      <text:p text:style-name="Normal"><draw:custom-shape svg:x="0in" svg:y="0in" svg:width="45.51042in" svg:height="0.00139in" draw:z-index="0" draw:id="id25" draw:style-name="a25" draw:name="Horizontal Line 237" text:anchor-type="as-char"><svg:title/><svg:desc/><draw:enhanced-geometry draw:type="non-primitive" svg:viewBox="0 0 21600 21600" draw:enhanced-path="M 0 0 L 21600 0 21600 21600 0 21600 Z N"/></draw:custom-shape></text:p>
      <text:p text:style-name="P106">Popular DHT Algorithms</text:p>
      <text:list text:style-name="LFO14" text:continue-numbering="true">
        <text:list-item>
          <text:p text:style-name="P107">Chord</text:p>
        </text:list-item>
        <text:list-item>
          <text:p text:style-name="P108">Pastry</text:p>
        </text:list-item>
        <text:list-item>
          <text:p text:style-name="P109">Kademlia</text:p>
        </text:list-item>
        <text:list-item>
          <text:p text:style-name="P110">CAN</text:p>
        </text:list-item>
      </text:list>
      <text:p text:style-name="Normal"><draw:custom-shape svg:x="0in" svg:y="0in" svg:width="45.51042in" svg:height="0.00139in" draw:z-index="0" draw:id="id26" draw:style-name="a26" draw:name="Horizontal Line 238" text:anchor-type="as-char"><svg:title/><svg:desc/><draw:enhanced-geometry draw:type="non-primitive" svg:viewBox="0 0 21600 21600" draw:enhanced-path="M 0 0 L 21600 0 21600 21600 0 21600 Z N"/></draw:custom-shape></text:p>
      <text:p text:style-name="P111">Applications</text:p>
      <text:list text:style-name="LFO15" text:continue-numbering="true">
        <text:list-item>
          <text:p text:style-name="P112">Peer-to-peer networks</text:p>
        </text:list-item>
        <text:list-item>
          <text:p text:style-name="P113">File sharing systems</text:p>
        </text:list-item>
        <text:list-item>
          <text:p text:style-name="P114">Blockchain</text:p>
        </text:list-item>
        <text:list-item>
          <text:p text:style-name="P115">Distributed databases</text:p>
        </text:list-item>
      </text:list>
      <text:p text:style-name="Normal"><draw:custom-shape svg:x="0in" svg:y="0in" svg:width="45.51042in" svg:height="0.00139in" draw:z-index="0" draw:id="id27" draw:style-name="a27" draw:name="Horizontal Line 239" text:anchor-type="as-char"><svg:title/><svg:desc/><draw:enhanced-geometry draw:type="non-primitive" svg:viewBox="0 0 21600 21600" draw:enhanced-path="M 0 0 L 21600 0 21600 21600 0 21600 Z N"/></draw:custom-shape></text:p>
      <text:p text:style-name="P116">Conclusion</text:p>
      <text:p text:style-name="Normal">DHTs enable efficient, scalable, and fault-tolerant data storage in distributed environments.</text:p>
      <text:p text:style-name="Normal"><draw:custom-shape svg:x="0in" svg:y="0in" svg:width="45.51042in" svg:height="0.00139in" draw:z-index="0" draw:id="id28" draw:style-name="a28" draw:name="Horizontal Line 240" text:anchor-type="as-char"><svg:title/><svg:desc/><draw:enhanced-geometry draw:type="non-primitive" svg:viewBox="0 0 21600 21600" draw:enhanced-path="M 0 0 L 21600 0 21600 21600 0 21600 Z N"/></draw:custom-shape></text:p>
      <text:p text:style-name="P117">Q6. Explain Chord Protocol used in Distributed Hash Tables.</text:p>
      <text:p text:style-name="P118">Answer:</text:p>
      <text:p text:style-name="P119">Chord Protocol</text:p>
      <text:p text:style-name="Normal">Chord is a DHT protocol that maps<text:s/><text:span text:style-name="T120">keys to nodes</text:span><text:s/>using<text:s/><text:span text:style-name="T121">consistent hashing</text:span>.</text:p>
      <text:p text:style-name="Normal"><draw:custom-shape svg:x="0in" svg:y="0in" svg:width="45.51042in" svg:height="0.00139in" draw:z-index="0" draw:id="id29" draw:style-name="a29" draw:name="Horizontal Line 241" text:anchor-type="as-char"><svg:title/><svg:desc/><draw:enhanced-geometry draw:type="non-primitive" svg:viewBox="0 0 21600 21600" draw:enhanced-path="M 0 0 L 21600 0 21600 21600 0 21600 Z N"/></draw:custom-shape></text:p>
      <text:p text:style-name="P122">Working Principle</text:p>
      <text:list text:style-name="LFO16" text:continue-numbering="true">
        <text:list-item>
          <text:p text:style-name="P123">Nodes arranged in a circular ring</text:p>
        </text:list-item>
        <text:list-item>
          <text:p text:style-name="P124">Each node maintains a<text:s/><text:span text:style-name="T125">finger table</text:span></text:p>
        </text:list-item>
        <text:list-item>
          <text:p text:style-name="P126">Lookup is performed using successor pointers</text:p>
        </text:list-item>
      </text:list>
      <text:p text:style-name="Normal"><draw:custom-shape svg:x="0in" svg:y="0in" svg:width="45.51042in" svg:height="0.00139in" draw:z-index="0" draw:id="id30" draw:style-name="a30" draw:name="Horizontal Line 242" text:anchor-type="as-char"><svg:title/><svg:desc/><draw:enhanced-geometry draw:type="non-primitive" svg:viewBox="0 0 21600 21600" draw:enhanced-path="M 0 0 L 21600 0 21600 21600 0 21600 Z N"/></draw:custom-shape></text:p>
      <text:p text:style-name="P127">Lookup Complexity</text:p>
      <text:p text:style-name="Normal">[<text:line-break/>O(\log N)<text:line-break/>]</text:p>
      <text:p text:style-name="Normal"><draw:custom-shape svg:x="0in" svg:y="0in" svg:width="45.51042in" svg:height="0.00139in" draw:z-index="0" draw:id="id31" draw:style-name="a31" draw:name="Horizontal Line 243" text:anchor-type="as-char"><svg:title/><svg:desc/><draw:enhanced-geometry draw:type="non-primitive" svg:viewBox="0 0 21600 21600" draw:enhanced-path="M 0 0 L 21600 0 21600 21600 0 21600 Z N"/></draw:custom-shape></text:p>
      <text:p text:style-name="P128">Advantages</text:p>
      <text:list text:style-name="LFO17" text:continue-numbering="true">
        <text:list-item>
          <text:p text:style-name="P129">Scalable</text:p>
        </text:list-item>
        <text:list-item>
          <text:p text:style-name="P130">Handles node joins and failures efficiently</text:p>
        </text:list-item>
        <text:list-item>
          <text:p text:style-name="P131">Balanced load distribution</text:p>
        </text:list-item>
      </text:list>
      <text:p text:style-name="Normal"><draw:custom-shape svg:x="0in" svg:y="0in" svg:width="45.51042in" svg:height="0.00139in" draw:z-index="0" draw:id="id32" draw:style-name="a32" draw:name="Horizontal Line 244" text:anchor-type="as-char"><svg:title/><svg:desc/><draw:enhanced-geometry draw:type="non-primitive" svg:viewBox="0 0 21600 21600" draw:enhanced-path="M 0 0 L 21600 0 21600 21600 0 21600 Z N"/></draw:custom-shape></text:p>
      <text:p text:style-name="P132">Conclusion</text:p>
      <text:p text:style-name="Normal">Chord is a widely used and efficient protocol for implementing DHTs.</text:p>
      <text:p text:style-name="Normal"><draw:custom-shape svg:x="0in" svg:y="0in" svg:width="45.51042in" svg:height="0.00139in" draw:z-index="0" draw:id="id33" draw:style-name="a33" draw:name="Horizontal Line 245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14T12:42:00Z</meta:creation-date>
    <dc:date>2026-01-14T13:27:00Z</dc:date>
    <meta:print-date>2026-01-14T12:43:00Z</meta:print-date>
    <meta:template xlink:href="Normal" xlink:type="simple"/>
    <meta:editing-cycles>2</meta:editing-cycles>
    <meta:editing-duration>PT120S</meta:editing-duration>
    <meta:document-statistic meta:page-count="1" meta:paragraph-count="9" meta:word-count="710" meta:character-count="4752" meta:row-count="33" meta:non-whitespace-character-count="4051"/>
  </office:meta>
</office:document-meta>
</file>